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eaf" officeooo:paragraph-rsid="000c6ea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6eaf" officeooo:paragraph-rsid="000c6ea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6eaf" officeooo:paragraph-rsid="000c6eaf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c6f98" officeooo:paragraph-rsid="000c6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gmenter la péridiode de validation</text:p>
      <text:p text:style-name="P2"/>
      <text:p text:style-name="P1"/>
      <text:p text:style-name="P4">La période autorisée de validation est ouverture sur 5Jours</text:p>
      <text:p text:style-name="P4">Si un utilisateur a oublié de valider une opération dans les temps, le délai autorisé peut alors être augmenté temporairement de cette manière :</text:p>
      <text:p text:style-name="P4"/>
      <text:p text:style-name="P4">il faudrait modifier de manière très ponctuelle, le délai de rétroactivité paramétré dans le paramétrage général de l'épargne bancaire (5ème ligne). La procédure serait :</text:p>
      <text:p text:style-name="P4">- Modification du paramétrage en question.</text:p>
      <text:p text:style-name="P4">- Valider l'opération concernée.</text:p>
      <text:p text:style-name="P4">- Lancement du traitement des échus à la date de Mise à disposition de l'opération (option présent dans le menu comptable de l'épargne bancaire.)</text:p>
      <text:p text:style-name="P4">- Remettre le paramétrage avec sa valorisation avant mod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6S</meta:editing-duration>
    <meta:editing-cycles>4</meta:editing-cycles>
    <meta:generator>LibreOffice/4.2.4.2$Windows_x86 LibreOffice_project/63150712c6d317d27ce2db16eb94c2f3d7b699f8</meta:generator>
    <dc:date>2014-08-12T15:02:45.448000000</dc:date>
    <meta:document-statistic meta:table-count="0" meta:image-count="0" meta:object-count="0" meta:page-count="1" meta:paragraph-count="8" meta:word-count="106" meta:character-count="694" meta:non-whitespace-character-count="596"/>
    <meta:user-defined meta:name="Info 1"/>
    <meta:user-defined meta:name="Info 2"/>
    <meta:user-defined meta:name="Info 3"/>
    <meta:user-defined meta:name="Info 4"/>
  </office:meta>
</office:document-meta>
</file>